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2000000000B0000000B292FD96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16.999cm" table:align="margins" fo:keep-with-next="always"/>
    </style:style>
    <style:style style:name="Table1.A" style:family="table-column">
      <style:table-column-properties style:column-width="3.399cm" style:rel-column-width="1310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 style:master-page-name="">
      <style:paragraph-properties fo:break-before="page"/>
      <style:text-properties fo:language="sk" fo:country="SK"/>
    </style:style>
    <style:style style:name="P2" style:family="paragraph" style:parent-style-name="Standard">
      <style:text-properties fo:language="sk" fo:country="SK"/>
    </style:style>
    <style:style style:name="P3" style:family="paragraph" style:parent-style-name="Heading_20_2" style:master-page-name="">
      <style:paragraph-properties fo:break-before="page"/>
      <style:text-properties fo:language="sk" fo:country="SK"/>
    </style:style>
    <style:style style:name="fr1" style:family="graphic" style:parent-style-name="Frame">
      <style:graphic-properties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IndexSection_0" text:display="none">
        <text:p text:style-name="Standard"/>
      </text:section>
      <text:section text:style-name="Sect1" text:name="IndexSection_1" text:display="none">
        <text:p text:style-name="Standard"/>
      </text:section>
      <text:section text:style-name="Sect1" text:name="IndexSection_2" text:display="none">
        <text:p text:style-name="Standard"/>
      </text:section>
      <text:section text:style-name="Sect1" text:name="IndexSection_3" text:display="none">
        <text:p text:style-name="Standard"/>
      </text:section>
      <text:section text:style-name="Sect1" text:name="IndexSection_4" text:display="none">
        <text:p text:style-name="Standard"/>
      </text:section>
      <text:section text:style-name="Sect1" text:name="IndexSection_5" text:display="none">
        <text:p text:style-name="Standard"/>
      </text:section>
      <text:section text:style-name="Sect1" text:name="IndexSection_6">
        <text:p text:style-name="Standard"/>
      </text:section>
      <text:section text:style-name="Sect1" text:name="IndexContentSection">
        <text:h text:style-name="P1" text:outline-level="1">Nadpis 1</text:h>
        <text:p text:style-name="P2">Toto je obsah prvej kapitoly. Toto je užívateľom definovaná položka.<text:line-break/><text:alphabetical-index-mark text:string-value="Kapitola"/><text:user-index-mark text:string-value="Záznam uživatelského adresáře" text:index-name="User-Defined" text:outline-level="1"/> <text:s/><text:user-index-mark text:string-value="Uživatelem definovaná položka" text:index-name="User-Defined" text:outline-level="1"/><text:s/></text:p>
        <text:h text:style-name="P3" text:outline-level="2">Nadpis 1.1</text:h>
        <text:p text:style-name="P2">Toto je obsah kapitoly 1.1. Toto je položka obsahu.<text:line-break/> <text:toc-mark text:string-value="Položka" text:outline-level="1"/></text:p>
        <text:h text:style-name="P3" text:outline-level="2">Nadpis 1.2</text:h>
        <text:p text:style-name="P2">Toto je obsah kapitoly 1.2. Toto kľúčové slovo je hlavnou položkou.<text:line-break/> <text:alphabetical-index-mark text:string-value="toto" text:key1="První klíč" text:key2="Druhý klíč"/><text:s text:c="2"/><text:alphabetical-index-mark text:string-value="Klíčové slovo"/></text:p>
        <text:p text:style-name="P2"/>
      </text:section>
      <text:p text:style-name="Standard"/>
      <table:table table:name="Table1" table:style-name="Table1">
        <table:table-column table:style-name="Table1.A" table:number-columns-repeated="5"/>
        <table:table-header-rows>
          <table:table-row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Table_20_Heading"/>
            </table:table-cell>
            <table:table-cell table:style-name="Table1.E1" office:value-type="string">
              <text:p text:style-name="Table_20_Heading"/>
            </table:table-cell>
          </table:table-row>
        </table:table-header-rows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Table">Tabuľka <text:sequence text:ref-name="refTable0" text:name="Table" text:formula="ooow:Table+1" style:num-format="1">1</text:sequence>: Toto je tabuľka 1</text:p>
      <text:p text:style-name="Standard"/>
      <text:p text:style-name="Standard"><draw:frame draw:style-name="fr1" draw:name="Rahmen1" text:anchor-type="paragraph" svg:width="5.897cm" draw:z-index="0"><draw:text-box fo:min-height="2.064cm"><text:p text:style-name="Illustration"><draw:frame draw:style-name="fr2" draw:name="Grafik1" text:anchor-type="paragraph" svg:x="0.004cm" svg:y="0.002cm" svg:width="5.897cm" style:rel-width="100%" svg:height="1.519cm" style:rel-height="scale" draw:z-index="1"><draw:image xlink:href="Pictures/100002000000000B0000000B292FD964.png" xlink:type="simple" xlink:show="embed" xlink:actuate="onLoad"/></draw:frame>Obrázok <text:sequence text:ref-name="refIllustration0" text:name="Illustration" text:formula="ooow:Illustration+1" style:num-format="1">1</text:sequence>: Toto je obrázok 1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sk" fo:country="SK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style:font-name="Thorndale" fo:font-size="12pt" fo:language="sk" fo:country="SK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/>
      <style:text-properties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5$Build-8947$CWS-extras22</meta:generator>
    <meta:creation-date>1999-12-07T16:24:14</meta:creation-date>
    <dc:date>2003-09-06T19:02:05</dc:date>
    <dc:language>sk-SK</dc:language>
    <meta:editing-cycles>14</meta:editing-cycles>
    <meta:editing-duration>PT1H12M31S</meta:editing-duration>
    <meta:user-defined meta:name="Info 0"/>
    <meta:user-defined meta:name="Info 1"/>
    <meta:user-defined meta:name="Info 2"/>
    <meta:user-defined meta:name="Info 3"/>
    <meta:document-statistic meta:table-count="1" meta:image-count="1" meta:object-count="0" meta:page-count="4" meta:paragraph-count="8" meta:word-count="46" meta:character-count="286"/>
  </office:meta>
</office:document-meta>
</file>